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ZSongS-Extended" svg:font-family="FZSongS-Extended"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15in" fo:margin-top="0in" fo:margin-bottom="0in" table:align="left" style:writing-mode="page"/>
    </style:style>
    <style:style style:name="Table1.A" style:family="table-column">
      <style:table-column-properties style:column-width="3.325in"/>
    </style:style>
    <style:style style:name="Table1.B" style:family="table-column">
      <style:table-column-properties style:column-width="3.375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2" style:family="table">
      <style:table-properties style:width="6.4188in" fo:margin-left="-0.15in" fo:margin-top="0in" fo:margin-bottom="0in" table:align="left" style:writing-mode="page"/>
    </style:style>
    <style:style style:name="Table2.A" style:family="table-column">
      <style:table-column-properties style:column-width="3.4917in"/>
    </style:style>
    <style:style style:name="Table2.B" style:family="table-column">
      <style:table-column-properties style:column-width="2.9271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P1" style:family="paragraph" style:parent-style-name="normal" style:master-pag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style:page-number="1"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2362in"/>
          <style:tab-stop style:position="0.3543in"/>
        </style:tab-stops>
      </style:paragraph-properties>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fo:background-color="transparent" style:font-name-asian="Times New Roman1" style:font-size-asian="13pt" style:font-style-asian="normal" style:font-weight-asian="bold" style:font-name-complex="Times New Roman1" style:font-size-complex="13pt"/>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lways" style:join-border="false"/>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style:font-name-asian="Times New Roman1" style:font-size-asian="11pt" style:font-style-asian="italic" style:font-weight-asian="normal" style:font-name-complex="Times New Roman1" style:font-size-complex="11pt"/>
    </style:style>
    <style:style style:name="P4" style:family="paragraph" style:parent-style-name="normal">
      <loext:graphic-properties draw:fill="none" draw:fill-color="#ffffff"/>
      <style:paragraph-properties fo:margin-left="0in" fo:margin-right="0in" fo:margin-top="0in" fo:margin-bottom="0.0835in" style:contextual-spacing="false" fo:line-height="120%" fo:text-align="justify" style:justify-single-word="false" fo:keep-together="auto" fo:orphans="0" fo:widows="0" fo:text-indent="0.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style:font-name-asian="Times New Roman1" style:font-size-asian="11pt" style:font-style-asian="normal" style:font-weight-asian="normal" style:font-name-complex="Times New Roman1" style:font-size-complex="11pt"/>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font-size="11pt" fo:font-weight="bold" style:font-size-asian="11pt" style:font-weight-asian="bold" style:font-size-complex="11pt"/>
    </style:style>
    <style:style style:name="P7" style:family="paragraph" style:parent-style-name="normal">
      <style:paragraph-properties fo:text-align="center" style:justify-single-word="false"/>
      <style:text-properties fo:font-size="11pt" fo:font-style="italic" fo:font-weight="bold" style:font-size-asian="11pt" style:font-style-asian="italic" style:font-weight-asian="bold" style:font-size-complex="11pt"/>
    </style:style>
    <style:style style:name="P8" style:family="paragraph" style:parent-style-name="normal">
      <loext:graphic-properties draw:fill="none" draw:fill-color="#ffffff"/>
      <style:paragraph-properties fo:margin-left="0in" fo:margin-right="0in" fo:margin-top="0in" fo:margin-bottom="0.0555in" style:contextual-spacing="false" fo:line-height="100%" fo:text-align="justify" style:justify-single-word="false" fo:keep-together="auto" fo:orphans="0" fo:widows="0" fo:text-indent="0.5in" style:auto-text-indent="false" fo:break-before="auto" fo:break-after="auto" fo:background-color="transparent" fo:padding="0in" fo:border="none" style:shadow="none" fo:keep-with-next="auto" style:join-border="false"/>
      <style:text-properties fo:font-size="11pt" style:font-size-asian="11pt" style:font-size-complex="11pt"/>
    </style:style>
    <style:style style:name="P9" style:family="paragraph" style:parent-style-name="normal">
      <style:paragraph-properties fo:text-align="center" style:justify-single-word="false"/>
      <style:text-properties fo:font-weight="bold" style:font-weight-asian="bold"/>
    </style:style>
    <style:style style:name="P10" style:family="paragraph" style:parent-style-name="normal">
      <style:paragraph-properties fo:margin-top="0in" fo:margin-bottom="0in" style:contextual-spacing="false" fo:line-height="100%" fo:text-align="justify" style:justify-single-word="false"/>
      <style:text-properties fo:font-weight="bold" style:font-weight-asian="bold"/>
    </style:style>
    <style:style style:name="P11" style:family="paragraph" style:parent-style-name="normal">
      <style:paragraph-properties fo:text-align="justify" style:justify-single-word="false"/>
      <style:text-properties fo:font-weight="bold" style:font-weight-asian="bold"/>
    </style:style>
    <style:style style:name="P12" style:family="paragraph" style:parent-style-name="normal">
      <style:text-properties fo:color="#000000" loext:opacity="100%"/>
    </style:style>
    <style:style style:name="P13" style:family="paragraph" style:parent-style-name="normal">
      <style:paragraph-properties fo:text-align="justify" style:justify-single-word="false"/>
      <style:text-properties fo:color="#000000" loext:opacity="100%"/>
    </style:style>
    <style:style style:name="P14" style:family="paragraph" style:parent-style-name="normal">
      <style:paragraph-properties fo:text-align="justify" style:justify-single-word="false"/>
      <style:text-properties fo:color="#000000" loext:opacity="100%" fo:font-weight="bold" style:font-weight-asian="bold"/>
    </style:style>
    <style:style style:name="P1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2362in"/>
          <style:tab-stop style:position="0.3543in"/>
        </style:tab-stops>
      </style:paragraph-properties>
    </style:style>
    <style:style style:name="P16"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lways" style:join-border="false"/>
    </style:style>
    <style:style style:name="P17" style:family="paragraph" style:parent-style-name="normal">
      <loext:graphic-properties draw:fill="none" draw:fill-color="#ffffff"/>
      <style:paragraph-properties fo:margin-left="0in" fo:margin-right="0in" fo:margin-top="0in" fo:margin-bottom="0.0555in" style:contextual-spacing="false" fo:line-height="100%" fo:text-align="justify" style:justify-single-word="false" fo:keep-together="auto" fo:orphans="0" fo:widows="0" fo:text-indent="0.5in" style:auto-text-indent="false" fo:break-before="auto" fo:break-after="auto" fo:background-color="transparent" fo:padding="0in" fo:border="none" style:shadow="none" fo:keep-with-next="auto" style:join-border="false"/>
    </style:style>
    <style:style style:name="P18"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lways" style:join-border="false"/>
      <style:text-properties fo:font-size="10.5pt" fo:font-style="italic" style:font-size-asian="10.5pt" style:font-style-asian="italic" style:font-size-complex="10.5pt"/>
    </style:style>
    <style:style style:name="P19" style:family="paragraph" style:parent-style-name="normal">
      <style:paragraph-properties fo:text-align="center" style:justify-single-word="false">
        <style:tab-stops>
          <style:tab-stop style:position="0.2362in"/>
          <style:tab-stop style:position="0.3543in"/>
        </style:tab-stops>
      </style:paragraph-properties>
      <style:text-properties fo:font-size="13pt" style:font-size-asian="13pt" style:font-size-complex="13pt"/>
    </style:style>
    <style:style style:name="P20" style:family="paragraph" style:parent-style-name="normal">
      <style:paragraph-properties fo:text-align="justify" style:justify-single-word="false"/>
    </style:style>
    <style:style style:name="P21" style:family="paragraph" style:parent-style-name="normal">
      <style:paragraph-properties fo:text-align="center" style:justify-single-word="false"/>
      <style:text-properties fo:font-style="italic" style:font-style-asian="italic"/>
    </style:style>
    <style:style style:name="P22" style:family="paragraph" style:parent-style-name="normal">
      <style:paragraph-properties fo:line-height="120%"/>
    </style:style>
    <style:style style:name="P23"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2" style:family="text">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fo:background-color="transparent" loext:char-shading-value="0" style:font-name-asian="Times New Roman1" style:font-size-asian="13pt" style:font-style-asian="normal" style:font-weight-asian="bold" style:font-name-complex="Times New Roman1" style:font-size-complex="13pt"/>
    </style:style>
    <style:style style:name="T3" style:family="text">
      <style:text-properties fo:font-variant="normal" fo:text-transform="none" fo:color="#000000" loext:opacity="100%" style:text-line-through-style="none" style:text-line-through-type="none" style:text-position="0% 100%" style:font-name="Times New Roman" fo:font-size="11.5pt" fo:font-style="normal" style:text-underline-style="none" fo:font-weight="bold" fo:background-color="transparent" loext:char-shading-value="0" style:font-name-asian="Times New Roman1" style:font-size-asian="11.5pt" style:font-style-asian="normal" style:font-weight-asian="bold" style:font-name-complex="Times New Roman1" style:font-size-complex="11.5pt"/>
    </style:style>
    <style:style style:name="T4"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loext:char-shading-value="0" style:font-name-asian="Times New Roman1" style:font-size-asian="11pt" style:font-style-asian="normal" style:font-weight-asian="bold" style:font-name-complex="Times New Roman1" style:font-size-complex="11pt"/>
    </style:style>
    <style:style style:name="T5"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loext:char-shading-value="0" style:font-name-asian="Times New Roman1" style:font-size-asian="11pt" style:font-style-asian="normal" style:font-weight-asian="normal" style:font-name-complex="Times New Roman1" style:font-size-complex="11pt"/>
    </style:style>
    <style:style style:name="T6" style:family="text">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loext:char-shading-value="0" style:font-name-asian="Times New Roman1" style:font-size-asian="11pt" style:font-style-asian="italic" style:font-weight-asian="normal" style:font-name-complex="Times New Roman1" style:font-size-complex="11pt"/>
    </style:style>
    <style:style style:name="T7" style:family="text">
      <style:text-properties fo:font-variant="normal" fo:text-transform="none" fo:color="#000000" loext:opacity="100%" style:text-line-through-style="none" style:text-line-through-type="none" style:text-position="0% 100%" style:font-name="Times New Roman" fo:font-size="10.5pt" fo:font-style="italic" style:text-underline-style="none" fo:font-weight="normal" fo:background-color="transparent" loext:char-shading-value="0" style:font-name-asian="Times New Roman1" style:font-size-asian="10.5pt" style:font-style-asian="italic" style:font-weight-asian="normal" style:font-name-complex="Times New Roman1" style:font-size-complex="10.5pt"/>
    </style:style>
    <style:style style:name="T8" style:family="text">
      <style:text-properties fo:font-variant="normal" fo:text-transform="none" fo:color="#000000" loext:opacity="100%" style:text-line-through-style="none" style:text-line-through-type="none" style:text-position="0% 100%" style:font-name="Times New Roman" fo:font-size="12.5pt" fo:font-style="italic" style:text-underline-style="none" fo:font-weight="normal" fo:background-color="transparent" loext:char-shading-value="0" style:font-name-asian="Times New Roman1" style:font-size-asian="12.5pt" style:font-style-asian="italic" style:font-weight-asian="normal" style:font-name-complex="Times New Roman1" style:font-size-complex="12.5pt"/>
    </style:style>
    <style:style style:name="T9" style:family="text">
      <style:text-properties fo:font-size="11pt" style:font-size-asian="11pt" style:font-size-complex="11pt"/>
    </style:style>
    <style:style style:name="T10" style:family="text">
      <style:text-properties fo:font-size="11pt" fo:font-weight="bold" style:font-size-asian="11pt" style:font-weight-asian="bold" style:font-size-complex="11pt"/>
    </style:style>
    <style:style style:name="T11" style:family="text">
      <style:text-properties fo:font-size="11pt" fo:font-style="italic" fo:font-weight="bold" style:font-size-asian="11pt" style:font-style-asian="italic" style:font-weight-asian="bold" style:font-size-complex="11pt"/>
    </style:style>
    <style:style style:name="T12" style:family="text">
      <style:text-properties fo:font-weight="bold" style:font-weight-asian="bold"/>
    </style:style>
    <style:style style:name="T13" style:family="text">
      <style:text-properties fo:color="#000000" loext:opacity="100%"/>
    </style:style>
    <style:style style:name="T14" style:family="text">
      <style:text-properties fo:color="#000000" loext:opacity="100%" fo:font-weight="bold" style:font-weight-asian="bold"/>
    </style:style>
    <style:style style:name="T15" style:family="text">
      <style:text-properties fo:font-size="11.5pt" fo:font-weight="bold" style:font-size-asian="11.5pt" style:font-weight-asian="bold" style:font-size-complex="11.5pt"/>
    </style:style>
    <style:style style:name="T16" style:family="text">
      <style:text-properties fo:font-size="10.5pt" fo:font-style="italic" style:font-size-asian="10.5pt" style:font-style-asian="italic" style:font-size-complex="10.5pt"/>
    </style:style>
    <style:style style:name="T17" style:family="text">
      <style:text-properties fo:font-size="13pt" style:font-size-asian="13pt" style:font-size-complex="13pt"/>
    </style:style>
    <style:style style:name="T18" style:family="text">
      <style:text-properties fo:font-style="italic" style:font-style-asian="italic"/>
    </style:style>
    <style:style style:name="T19" style:family="text">
      <style:text-properties fo:font-style="italic" fo:font-weight="bold" style:font-style-asian="italic" style:font-weight-asian="bold"/>
    </style:style>
    <style:style style:name="gr1" style:family="graphic">
      <style:graphic-properties draw:stroke="solid" svg:stroke-width="0.0102in" svg:stroke-color="#000000" draw:stroke-linejoin="miter" svg:stroke-linecap="butt" draw:fill="none" loext:fill-use-slide-background="false" draw:textarea-vertical-align="top" draw:auto-grow-height="false" fo:min-height="0in" fo:min-width="1.1689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1" table:style-name="Table1">
        <table:table-column table:style-name="Table1.A"/>
        <table:table-column table:style-name="Table1.B"/>
        <table:table-row table:style-name="Table1.1">
          <table:table-cell table:style-name="Table1.A1" office:value-type="string">
            <text:p text:style-name="P5" loext:marker-style-name="T10"><text:span text:style-name="T9">TRƯỜNG ĐẠI HỌC KHOA HỌC TỰ NHIÊN</text:span><text:span text:style-name="T10"/></text:p>
            <text:p text:style-name="P5" loext:marker-style-name="T10"><text:span text:style-name="T10">KHOA TOÁN - CƠ - TIN HỌC</text:span><text:span text:style-name="T10"/></text:p>
            <text:p text:style-name="P6" loext:marker-style-name="T10"><draw:custom-shape text:anchor-type="char" draw:z-index="1" draw:name="Shape1" draw:style-name="gr1" draw:text-style-name="P23" svg:width="1.3657in" svg:height="0.0142in" svg:x="0.8756in" svg:y="0.061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able:table-cell>
          <table:table-cell table:style-name="Table1.A1" office:value-type="string">
            <text:p text:style-name="P5" loext:marker-style-name="T11"><text:span text:style-name="T10">CỘNG HÒA XÃ HỘI CHỦ NGHĨA VIỆT NAM</text:span><text:span text:style-name="T11"/></text:p>
            <text:p text:style-name="P5" loext:marker-style-name="T11"><text:span text:style-name="T11">Độc lập - Tự do - Hạnh phúc</text:span><text:span text:style-name="T11"/></text:p>
            <text:p text:style-name="P7" loext:marker-style-name="T11"><draw:custom-shape text:anchor-type="char" draw:z-index="0" draw:name="Shape2" draw:style-name="gr1" draw:text-style-name="P23" svg:width="1.3657in" svg:height="0.0142in" svg:x="0.848in" svg:y="0.061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able:table-cell>
        </table:table-row>
      </table:table>
      <text:p text:style-name="P9" loext:marker-style-name="T12"/>
      <text:p text:style-name="P5" loext:marker-style-name="T12"><text:span text:style-name="T12">PHIẾU ĐĂNG KÝ THAM DỰ HỘI NGHỊ KHOA HỌC SINH VIÊN</text:span><text:span text:style-name="T12"/></text:p>
      <text:p text:style-name="P5" loext:marker-style-name="T12"><text:span text:style-name="T12">KHOA TOÁN - CƠ - TIN HỌC NĂM 2024</text:span><text:span text:style-name="T12"/></text:p>
      <text:p text:style-name="P9" loext:marker-style-name="T12"/>
      <text:p text:style-name="normal">Họ và tên sinh viên đăng ký: <text:s text:c="2"/>Phạm Ngọc Hải <text:s/></text:p>
      <text:p text:style-name="normal">Lớp: <text:s text:c="2"/>K66A5 <text:s text:c="9"/><text:tab/><text:tab/><text:tab/><text:tab/>Chuyên ngành: <text:s text:c="2"/>Khoa học dữ liệu</text:p>
      <text:p text:style-name="normal">Ngày sinh: <text:s text:c="2"/>09/07/2003 <text:s text:c="12"/><text:tab/><text:tab/>Giới tính: <text:s text:c="2"/>Nam</text:p>
      <text:p text:style-name="P12">ĐT: <text:s text:c="2"/>0379089703 <text:s text:c="10"/><text:tab/><text:tab/><text:tab/>Email: <text:s text:c="2"/>phamngochai_t66@hus.edu.vn</text:p>
      <text:p text:style-name="normal"/>
      <text:p text:style-name="P12">Chức danh khoa học, học vị, họ và tên của Cán bộ hướng dẫn: <text:s text:c="2"/>PGS.TS. Lê Hồng Phương</text:p>
      <text:p text:style-name="normal" loext:marker-style-name="T13"><text:span text:style-name="T13">ĐT: <text:s text:c="2"/>0969001480<text:tab/><text:tab/><text:tab/><text:tab/>Email: <text:s text:c="2"/>phuonglh@hus.edu.vn</text:span><text:span text:style-name="T13"/></text:p>
      <text:p text:style-name="P13" loext:marker-style-name="T13"/>
      <text:p text:style-name="P14" loext:marker-style-name="T14"/>
      <text:p text:style-name="P15" loext:marker-style-name="T2"><text:span text:style-name="T2">TÓM TẮT BÁO CÁO</text:span><text:span text:style-name="T2"/></text:p>
      <text:p text:style-name="P2" loext:marker-style-name="T2"/>
      <text:p text:style-name="P15" loext:marker-style-name="T4"><text:span text:style-name="T3">Ứng dụng </text:span><text:span text:style-name="T15">AI </text:span><text:span text:style-name="T3">trong phân loại ung thư tuyến giáp dựa trên ảnh vi thể</text:span></text:p>
      <text:p text:style-name="P3" loext:marker-style-name="T6"/>
      <text:p text:style-name="P16" loext:marker-style-name="T16"><text:span text:style-name="T7">Sinh viên: Phạm Ngọc Hải, QHT.2021 Khoa học dữ liệu<text:line-break/>Giáo viên hướng dẫn: PGS.TS. Lê Hồng Phương, Khoa Toán - Cơ - Tin học, HUS</text:span><text:span text:style-name="T7"/></text:p>
      <text:p text:style-name="P18" loext:marker-style-name="T16"/>
      <text:p text:style-name="P17" loext:marker-style-name="T17"><text:span text:style-name="T9">Hiện nay nhiều phương pháp chẩn đoán ung thư bằng hình ảnh sử dụng các mô hình học tự động đã được ứng dụng. Đề tài nghiên cứu có mục tiêu áp dụng một số mô hình tiền huấn luyện trong xử lý ảnh để phân loại ảnh vi thể tế bào ung thư tuyến giáp theo chuẩn Bethesda. Mô hình được huấn luyện trên tập 7698 ảnh và kiểm chứng trên tập 954 ảnh. Kết quả thực nghiệm trên 1491 ảnh của tập kiểm tra độc lập cho độ chính xác F1 hiện là 41%, 68%, 75% lần lượt cho 3 nhãn TBS2, TBS5 và TBS6 và có thể tiếp tục cải tiến. Các kết quả nghiên cứu hiện tại cho thấy tiềm năng của việc áp dụng mô hình tiền huấn luyện trong phân loại kiểu ung thư tuyến giáp. Một số mô hình đáng quan tâm có thể kể đến như EfficientNet, ResNet, MobileNet, …</text:span><text:span text:style-name="T17"/></text:p>
      <text:p text:style-name="P19" loext:marker-style-name="T17"/>
      <text:p text:style-name="P15" loext:marker-style-name="T3"><text:span text:style-name="T3">Applying AI in classifying thyroid cancer based on cytopathological microscopic images</text:span><text:span text:style-name="T3"/></text:p>
      <text:p text:style-name="P3" loext:marker-style-name="T6"/>
      <text:p text:style-name="P16" loext:marker-style-name="T8"><text:span text:style-name="T7">Student(s): Pham Ngoc Hai, QHT.2021 Data Science</text:span><text:span text:style-name="T8"/></text:p>
      <text:p text:style-name="P16" loext:marker-style-name="T8"><text:span text:style-name="T7">Supervisor(s): ASS Prof., Dr. Le Hong Phuong, Faculty of Mathematics - Mechanics - Informatics, HUS</text:span><text:span text:style-name="T8"/></text:p>
      <text:p text:style-name="P4" loext:marker-style-name="T5"/>
      <text:p text:style-name="P17" loext:marker-style-name="T9"><text:span text:style-name="T9">Currently, many methods for diagnosing cancer using images using automatic learning models have been applied. The research project has the goal of applying a number of pre-trained models in image processing to classify cytopathological microscopic images of thyroid cancer cells according to Bethesda standards. The model is trained on a dataset comprising 7698 images and validated using a separate set of 954 images. Experimental results on 1491 images of an independent test set show that F1 accuracy is currently 41%, 68%, 75% for 3 labels TBS2, TBS5 and TBS6 respectively and can continue to improve. The present study results show the potential of applying pre-trained models in thyroid cancer type classification. Some interesting models include EfficientNet, ResNet, MobileNet, …</text:span><text:span text:style-name="T9"/></text:p>
      <text:p text:style-name="P8" loext:marker-style-name="T9"/>
      <table:table table:name="Table2" table:style-name="Table2">
        <table:table-column table:style-name="Table2.A"/>
        <table:table-column table:style-name="Table2.B"/>
        <table:table-row table:style-name="Table2.1">
          <table:table-cell table:style-name="Table2.A1" office:value-type="string">
            <text:p text:style-name="P10" loext:marker-style-name="T12"/>
            <text:p text:style-name="P11" loext:marker-style-name="T12"/>
            <text:p text:style-name="P20" loext:marker-style-name="T12"><text:span text:style-name="T12">XÁC NHẬN CỦA CÁN BỘ HƯỚNG DẪN</text:span><text:span text:style-name="T12"/></text:p>
          </table:table-cell>
          <table:table-cell table:style-name="Table2.A1" office:value-type="string">
            <text:p text:style-name="P21">Hà Nội, ngày 25 tháng 03 năm 2024</text:p>
            <text:p text:style-name="P21" loext:marker-style-name="T18"/>
            <text:p text:style-name="P5" loext:marker-style-name="T19"><text:span text:style-name="T12">NGƯỜI ĐĂNG KÝ</text:span><text:span text:style-name="T19"/></text:p>
            <text:p text:style-name="P5" loext:marker-style-name="T19"><text:span text:style-name="T19"><text:s/>(ký và ghi rõ họ tên)</text:span><text:span text:style-name="T19"/></text:p>
          </table:table-cell>
        </table:table-row>
      </table:table>
      <text:p text:style-name="P22" loext:marker-style-name="T19"><text:span text:style-name="T19"><text:s text:c="1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ZSongS-Extended" svg:font-family="FZSongS-Extended"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sv" fo:country="SE" style:letter-kerning="false" style:font-name-asian="FZSongS-Extended"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sv" fo:country="SE" style:letter-kerning="false" style:font-name-asian="FZSongS-Extended"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in" style:contextual-spacing="false" fo:line-height="115%" fo:keep-together="always" fo:keep-with-next="always"/>
      <style:text-properties fo:color="#365f91" loext:opacity="100%"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normal" style:class="text">
      <style:paragraph-properties fo:margin-left="0.4in" fo:margin-top="0.139in" fo:margin-bottom="0in" style:contextual-spacing="false" fo:line-height="115%" fo:keep-together="always" fo:text-indent="-0.4in" style:auto-text-indent="false" fo:keep-with-next="always">
        <style:tab-stops>
          <style:tab-stop style:position="0.4in"/>
        </style:tab-stops>
      </style:paragraph-properties>
      <style:text-properties fo:color="#4f81b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normal" style:class="text">
      <style:paragraph-properties fo:margin-left="0.5in" fo:margin-top="0.1665in" fo:margin-bottom="0.0417in" style:contextual-spacing="false" fo:line-height="115%" fo:text-indent="-0.5in" style:auto-text-indent="false" fo:keep-with-next="always">
        <style:tab-stops>
          <style:tab-stop style:position="0.5in"/>
        </style:tab-stops>
      </style:paragraph-propertie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normal" style:class="text">
      <style:paragraph-properties fo:margin-left="0.6in" fo:margin-top="0.1665in" fo:margin-bottom="0.0417in" style:contextual-spacing="false" fo:line-height="115%" fo:text-indent="-0.6in" style:auto-text-indent="false" fo:keep-with-next="always">
        <style:tab-stops>
          <style:tab-stop style:position="0.6in"/>
        </style:tab-stops>
      </style:paragraph-properties>
      <style:text-properties fo:font-size="14pt" fo:font-weight="bold" style:font-size-asian="14pt" style:font-weight-asian="bold" style:font-size-complex="14pt"/>
    </style:style>
    <style:style style:name="Heading_20_5" style:display-name="Heading 5" style:family="paragraph" style:parent-style-name="normal" style:next-style-name="normal" style:class="text">
      <style:paragraph-properties fo:margin-left="0.7in" fo:margin-top="0.1665in" fo:margin-bottom="0.0417in" style:contextual-spacing="false" fo:line-height="115%" fo:text-indent="-0.7in" style:auto-text-indent="false">
        <style:tab-stops>
          <style:tab-stop style:position="0.7in"/>
        </style:tab-stops>
      </style:paragraph-properties>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normal" style:class="text">
      <style:paragraph-properties fo:margin-left="0.8in" fo:margin-top="0.1665in" fo:margin-bottom="0.0417in" style:contextual-spacing="false" fo:line-height="115%" fo:text-indent="-0.8in" style:auto-text-indent="false">
        <style:tab-stops>
          <style:tab-stop style:position="0.8in"/>
        </style:tab-stops>
      </style:paragraph-properties>
      <style:text-properties fo:font-size="11pt" fo:font-weight="bold" style:font-size-asian="11pt" style:font-weight-asian="bold" style:font-size-complex="11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8in" fo:margin-bottom="0.7in" fo:margin-left="0.8in" fo:margin-right="0.9in" fo:background-color="#ffffff" style:writing-mode="lr-tb" style:layout-grid-color="#c0c0c0" style:layout-grid-lines="2589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420$Build-2</meta:generator>
    <dc:date>2024-03-28T23:50:00.805243550</dc:date>
    <meta:editing-duration>PT3M33S</meta:editing-duration>
    <meta:editing-cycles>3</meta:editing-cycles>
    <meta:document-statistic meta:table-count="2" meta:image-count="0" meta:object-count="0" meta:page-count="1" meta:paragraph-count="25" meta:word-count="479" meta:character-count="2737" meta:non-whitespace-character-count="2079"/>
  </office:meta>
</office:document-meta>
</file>